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510" calcext:value-type="float">
            <text:p>510</text:p>
          </table:table-cell>
          <table:table-cell table:formula="of:=([.E12]+([.K12]*[.G12]))" office:value-type="float" office:value="200" calcext:value-type="float">
            <text:p>20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710" calcext:value-type="float">
            <text:p>71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585" calcext:value-type="float">
            <text:p>58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360" calcext:value-type="float">
            <text:p>360</text:p>
          </table:table-cell>
          <table:table-cell table:formula="of:=([.O29]+[.P29]+[.Q29]+[.R29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30]+([.H30]*[.G30]))" office:value-type="float" office:value="20" calcext:value-type="float">
            <text:p>20</text:p>
          </table:table-cell>
          <table:table-cell table:formula="of:=([.C30]+([.I30]*[.G30]))" office:value-type="float" office:value="745" calcext:value-type="float">
            <text:p>745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65" calcext:value-type="float">
            <text:p>365</text:p>
          </table:table-cell>
          <table:table-cell table:formula="of:=([.F30]+([.L30]*[.G30]))" office:value-type="float" office:value="480" calcext:value-type="float">
            <text:p>480</text:p>
          </table:table-cell>
          <table:table-cell table:formula="of:=([.O30]+[.P30]+[.Q30]+[.R30])" office:value-type="float" office:value="1590" calcext:value-type="float">
            <text:p>1590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20" calcext:value-type="float">
            <text:p>20</text:p>
          </table:table-cell>
          <table:table-cell table:formula="of:=([.C40]+([.I40]*[.G40]))" office:value-type="float" office:value="600" calcext:value-type="float">
            <text:p>60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300" calcext:value-type="float">
            <text:p>300</text:p>
          </table:table-cell>
          <table:table-cell table:formula="of:=([.F40]+([.L40]*[.G40]))" office:value-type="float" office:value="400" calcext:value-type="float">
            <text:p>400</text:p>
          </table:table-cell>
          <table:table-cell table:formula="of:=([.O40]+[.P40]+[.Q40]+[.R40])" office:value-type="float" office:value="1300" calcext:value-type="float">
            <text:p>13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40" calcext:value-type="float">
            <text:p>4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40" calcext:value-type="float">
            <text:p>40</text:p>
          </table:table-cell>
          <table:table-cell table:formula="of:=([.C41]+([.I41]*[.G41]))" office:value-type="float" office:value="1200" calcext:value-type="float">
            <text:p>12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500" calcext:value-type="float">
            <text:p>500</text:p>
          </table:table-cell>
          <table:table-cell table:formula="of:=([.F41]+([.L41]*[.G41]))" office:value-type="float" office:value="700" calcext:value-type="float">
            <text:p>700</text:p>
          </table:table-cell>
          <table:table-cell table:formula="of:=([.O41]+[.P41]+[.Q41]+[.R41])" office:value-type="float" office:value="2400" calcext:value-type="float">
            <text:p>24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5]+([.H45]*[.G45]))" office:value-type="float" office:value="50" calcext:value-type="float">
            <text:p>50</text:p>
          </table:table-cell>
          <table:table-cell table:formula="of:=([.C45]+([.I45]*[.G45]))" office:value-type="float" office:value="850" calcext:value-type="float">
            <text:p>850</text:p>
          </table:table-cell>
          <table:table-cell table:formula="of:=([.D45]+([.J45]*[.G45]))" office:value-type="float" office:value="90" calcext:value-type="float">
            <text:p>90</text:p>
          </table:table-cell>
          <table:table-cell table:formula="of:=([.E45]+([.K45]*[.G45]))" office:value-type="float" office:value="50" calcext:value-type="float">
            <text:p>50</text:p>
          </table:table-cell>
          <table:table-cell table:formula="of:=([.F45]+([.L45]*[.G45]))" office:value-type="float" office:value="0" calcext:value-type="float">
            <text:p>0</text:p>
          </table:table-cell>
          <table:table-cell table:formula="of:=([.O45]+[.P45]+[.Q45]+[.R45])" office:value-type="float" office:value="990" calcext:value-type="float">
            <text:p>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5-01T21:45:32.652000000</dc:date>
    <meta:editing-duration>P1DT21H50M17S</meta:editing-duration>
    <meta:editing-cycles>129</meta:editing-cycles>
    <meta:generator>LibreOffice/7.4.3.2$Windows_X86_64 LibreOffice_project/1048a8393ae2eeec98dff31b5c133c5f1d08b890</meta:generator>
    <meta:document-statistic meta:table-count="1" meta:cell-count="778" meta:object-count="0"/>
  </office:meta>
</office:document-meta>
</file>